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" svg:font-family="Cabin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5.5pt"/>
    </style:style>
    <style:style style:name="co2" style:family="table-column">
      <style:table-column-properties fo:break-before="auto" style:column-width="104.26pt"/>
    </style:style>
    <style:style style:name="co3" style:family="table-column">
      <style:table-column-properties fo:break-before="auto" style:column-width="51pt"/>
    </style:style>
    <style:style style:name="co4" style:family="table-column">
      <style:table-column-properties fo:break-before="auto" style:column-width="80.05pt"/>
    </style:style>
    <style:style style:name="co5" style:family="table-column">
      <style:table-column-properties fo:break-before="auto" style:column-width="549.21pt"/>
    </style:style>
    <style:style style:name="co6" style:family="table-column">
      <style:table-column-properties fo:break-before="auto" style:column-width="63.75pt"/>
    </style:style>
    <style:style style:name="co7" style:family="table-column">
      <style:table-column-properties fo:break-before="auto" style:column-width="5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0">
      <style:table-cell-properties fo:border="0.06pt solid #000000"/>
      <style:text-properties style:font-name="Cabin" fo:font-weight="bold" style:font-name-asian="Cabin" style:font-weight-asian="bold" style:font-name-complex="Cabin" style:font-weight-complex="bold"/>
    </style:style>
    <style:style style:name="ce3" style:family="table-cell" style:parent-style-name="Default" style:data-style-name="N0">
      <style:table-cell-properties fo:border="0.06pt solid #000000"/>
      <style:text-properties style:font-name="Cabin" fo:font-size="10pt" style:font-name-asian="Cabin" style:font-size-asian="10pt" style:font-name-complex="Cabin" style:font-size-complex="10pt"/>
    </style:style>
    <style:style style:name="ce4" style:family="table-cell" style:parent-style-name="Default" style:data-style-name="N0">
      <style:table-cell-properties fo:border="0.06pt solid #000000"/>
      <style:text-properties fo:font-size="10pt" style:font-size-asian="10pt" style:font-size-complex="10pt"/>
    </style:style>
    <style:style style:name="ce5" style:family="table-cell" style:parent-style-name="Default" style:data-style-name="N0"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bin" fo:font-size="10pt" style:font-name-asian="Cabin" style:font-size-asian="10pt" style:font-name-complex="Cabin" style:font-size-complex="10pt"/>
    </style:style>
    <style:style style:name="ce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pt"/>
      <style:text-properties style:font-name="Cabin" fo:font-weight="bold" style:font-name-asian="Cabin" style:font-weight-asian="bold" style:font-name-complex="Cabin" style:font-weight-complex="bold"/>
    </style:style>
    <style:style style:name="ce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pt"/>
      <style:text-properties style:font-name="Cabin" fo:font-size="10pt" style:font-name-asian="Cabin" style:font-size-asian="10pt" style:font-name-complex="Cabin" style:font-size-complex="10pt"/>
    </style:style>
    <style:style style:name="ce1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  <style:text-properties style:font-name="Cabin" fo:font-size="10pt" style:font-name-asian="Cabin" style:font-size-asian="10pt" style:font-name-complex="Cabin" style:font-size-complex="10pt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2" style:family="table-cell" style:parent-style-name="Hyperlink" style:data-style-name="N0">
      <style:table-cell-properties fo:border="0.06pt solid #000000"/>
      <style:text-properties fo:color="#0563c1" style:text-underline-style="solid" style:text-underline-width="auto" style:text-underline-color="font-color"/>
    </style:style>
    <style:style style:name="ce1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11"/>
        <table:table-column table:style-name="co4" table:default-cell-style-name="ce11"/>
        <table:table-column table:style-name="co5" table:default-cell-style-name="ce5"/>
        <table:table-column table:style-name="co6" table:number-columns-repeated="1017" table:default-cell-style-name="ce5"/>
        <table:table-column table:style-name="co7" table:default-cell-style-name="ce5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FROM RS</text:p>
          </table:table-cell>
          <table:covered-table-cell table:style-name="ce4"/>
          <table:covered-table-cell table:number-columns-repeated="2" table:style-name="ce7"/>
          <table:covered-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Usage</text:p>
          </table:table-cell>
          <table:table-cell table:style-name="ce8" office:value-type="string" calcext:value-type="string">
            <text:p>Quantity</text:p>
          </table:table-cell>
          <table:table-cell table:style-name="ce8" office:value-type="string" calcext:value-type="string">
            <text:p>Received</text:p>
          </table:table-cell>
          <table:table-cell table:style-name="ce2" office:value-type="string" calcext:value-type="string">
            <text:p>Link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4.7 Ohms resistor</text:p>
          </table:table-cell>
          <table:table-cell table:style-name="ce3" office:value-type="string" calcext:value-type="string">
            <text:p>Bootstrap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X</text:p>
          </table:table-cell>
          <table:table-cell table:style-name="ce3" office:value-type="string" calcext:value-type="string">
            <text:p><text:a xlink:href="http://dk.rs-online.com/web/p/overflademontering-faste-modstande/8673047/" xlink:type="simple">http://dk.rs-online.com/web/p/overflademontering-faste-modstande/8673047/</text:a> 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0.1% Resistor</text:p>
          </table:table-cell>
          <table:table-cell table:style-name="ce3" office:value-type="string" calcext:value-type="string">
            <text:p>Rset for DCDC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X</text:p>
          </table:table-cell>
          <table:table-cell table:style-name="ce3" office:value-type="string" calcext:value-type="string">
            <text:p><text:a xlink:href="http://dk.rs-online.com/web/p/overflademontering-faste-modstande/6146180/" xlink:type="simple">http://dk.rs-online.com/web/p/overflademontering-faste-modstande/6146180/</text:a>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Capacitor</text:p>
          </table:table-cell>
          <table:table-cell table:style-name="ce3" office:value-type="string" calcext:value-type="string">
            <text:p>Output Cap for DCDC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X</text:p>
          </table:table-cell>
          <table:table-cell table:style-name="ce3" office:value-type="string" calcext:value-type="string">
            <text:p><text:a xlink:href="http://dk.rs-online.com/web/p/aluminium-kondensatorer/7083557/" xlink:type="simple">http://dk.rs-online.com/web/p/aluminium-kondensatorer/7083557/</text:a> 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current-sense amplifier – INA286</text:p>
          </table:table-cell>
          <table:table-cell table:style-name="ce3" office:value-type="string" calcext:value-type="string">
            <text:p>shunt circuit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X</text:p>
          </table:table-cell>
          <table:table-cell table:style-name="ce3" office:value-type="string" calcext:value-type="string">
            <text:p><text:a xlink:href="http://dk.rs-online.com/web/p/stromfolende-forstaerkere/8176616/" xlink:type="simple">http://dk.rs-online.com/web/p/stromfolende-forstaerkere/8176616/</text:a>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hunt resistor</text:p>
          </table:table-cell>
          <table:table-cell table:style-name="ce3" office:value-type="string" calcext:value-type="string">
            <text:p>shunt circuit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N/A</text:p>
          </table:table-cell>
          <table:table-cell table:style-name="ce3" office:value-type="string" calcext:value-type="string">
            <text:p><text:a xlink:href="http://dk.rs-online.com/web/p/overflademontering-faste-modstande/1348221/" xlink:type="simple">http://dk.rs-online.com/web/p/overflademontering-faste-modstande/1348221/</text:a> 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buffer</text:p>
          </table:table-cell>
          <table:table-cell table:style-name="ce3" office:value-type="string" calcext:value-type="string">
            <text:p>PWM level shift buffer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X</text:p>
          </table:table-cell>
          <table:table-cell table:style-name="ce3" office:value-type="string" calcext:value-type="string">
            <text:p><text:a xlink:href="http://dk.rs-online.com/web/p/buffere/6628944/" xlink:type="simple">http://dk.rs-online.com/web/p/buffere/6628944/</text:a> 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MOSFETS – FDV303N</text:p>
          </table:table-cell>
          <table:table-cell table:style-name="ce3" office:value-type="string" calcext:value-type="string">
            <text:p>genereal purpose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X</text:p>
          </table:table-cell>
          <table:table-cell table:style-name="ce3" office:value-type="string" calcext:value-type="string">
            <text:p><text:a xlink:href="http://dk.rs-online.com/web/p/mosfet-transistorer/3544890/" xlink:type="simple">http://dk.rs-online.com/web/p/mosfet-transistorer/3544890/</text:a> 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MD power ressistor</text:p>
          </table:table-cell>
          <table:table-cell table:style-name="ce3" office:value-type="string" calcext:value-type="string">
            <text:p>inrush current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X</text:p>
          </table:table-cell>
          <table:table-cell table:style-name="ce3" office:value-type="string" calcext:value-type="string">
            <text:p><text:a xlink:href="http://dk.rs-online.com/web/p/overflademontering-faste-modstande/8098982/" xlink:type="simple">http://dk.rs-online.com/web/p/overflademontering-faste-modstande/8098982/</text:a> 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100 Ohm resistor</text:p>
          </table:table-cell>
          <table:table-cell table:style-name="ce3" office:value-type="string" calcext:value-type="string">
            <text:p>Microzed connection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X</text:p>
          </table:table-cell>
          <table:table-cell table:style-name="ce3" office:value-type="string" calcext:value-type="string">
            <text:p><text:a xlink:href="http://dk.rs-online.com/web/p/overflademontering-faste-modstande/7883994/" xlink:type="simple">http://dk.rs-online.com/web/p/overflademontering-faste-modstande/7883994/</text:a>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Bergstack connector</text:p>
          </table:table-cell>
          <table:table-cell table:style-name="ce3" office:value-type="string" calcext:value-type="string">
            <text:p>Microzed connection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13/10</text:p>
          </table:table-cell>
          <table:table-cell table:style-name="ce3" office:value-type="string" calcext:value-type="string">
            <text:p><text:a xlink:href="http://dk.rs-online.com/web/p/print-fatninger/6159338/" xlink:type="simple">http://dk.rs-online.com/web/p/print-fatninger/6159338/</text:a> 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ND gate</text:p>
          </table:table-cell>
          <table:table-cell table:style-name="ce3" office:value-type="string" calcext:value-type="string">
            <text:p>relay AND gate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X</text:p>
          </table:table-cell>
          <table:table-cell table:style-name="ce3" office:value-type="string" calcext:value-type="string">
            <text:p><text:a xlink:href="http://dk.rs-online.com/web/p/standard-logiske-gates/7613717/" xlink:type="simple">http://dk.rs-online.com/web/p/standard-logiske-gates/7613717/</text:a>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Emergency Button</text:p>
          </table:table-cell>
          <table:table-cell table:style-name="ce3" office:value-type="string" calcext:value-type="string">
            <text:p>emergency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X</text:p>
          </table:table-cell>
          <table:table-cell table:style-name="ce3" office:value-type="string" calcext:value-type="string">
            <text:p><text:a xlink:href="http://dk.rs-online.com/web/p/noedstop-trykknapper/3993129/" xlink:type="simple">http://dk.rs-online.com/web/p/noedstop-trykknapper/3993129/</text:a> 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ZH-2P</text:p>
          </table:table-cell>
          <table:table-cell table:style-name="ce4"/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X</text:p>
          </table:table-cell>
          <table:table-cell table:style-name="ce12" office:value-type="string" calcext:value-type="string">
            <text:p><text:a xlink:href="http://dk.rs-online.com/web/p/printstiftlister/7620875/" xlink:type="simple">http://dk.rs-online.com/web/p/printstiftlister/7620875/</text:a>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ZH-6P</text:p>
          </table:table-cell>
          <table:table-cell table:style-name="ce4"/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X</text:p>
          </table:table-cell>
          <table:table-cell table:style-name="ce12" office:value-type="string" calcext:value-type="string">
            <text:p><text:a xlink:href="http://dk.rs-online.com/web/p/printstiftlister/7620884/" xlink:type="simple">http://dk.rs-online.com/web/p/printstiftlister/7620884/</text:a>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ZH-8P</text:p>
          </table:table-cell>
          <table:table-cell table:style-name="ce4"/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X</text:p>
          </table:table-cell>
          <table:table-cell table:style-name="ce12" office:value-type="string" calcext:value-type="string">
            <text:p><text:a xlink:href="http://dk.rs-online.com/web/p/printstiftlister/7620897/" xlink:type="simple">http://dk.rs-online.com/web/p/printstiftlister/7620897/</text:a>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ZH-10P</text:p>
          </table:table-cell>
          <table:table-cell table:style-name="ce4"/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X</text:p>
          </table:table-cell>
          <table:table-cell table:style-name="ce12" office:value-type="string" calcext:value-type="string">
            <text:p><text:a xlink:href="http://dk.rs-online.com/web/p/printstiftlister/7620894/" xlink:type="simple">http://dk.rs-online.com/web/p/printstiftlister/7620894/</text:a>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ZH-12P</text:p>
          </table:table-cell>
          <table:table-cell table:style-name="ce4"/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X</text:p>
          </table:table-cell>
          <table:table-cell table:style-name="ce12" office:value-type="string" calcext:value-type="string">
            <text:p><text:a xlink:href="http://dk.rs-online.com/web/p/printstiftlister/7620907/" xlink:type="simple">http://dk.rs-online.com/web/p/printstiftlister/7620907/</text:a>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ZHR-2P</text:p>
          </table:table-cell>
          <table:table-cell table:style-name="ce4"/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X</text:p>
          </table:table-cell>
          <table:table-cell table:style-name="ce4" office:value-type="string" calcext:value-type="string">
            <text:p><text:a xlink:href="http://dk.rs-online.com/web/p/printstik-huse/8201642/" xlink:type="simple">http://dk.rs-online.com/web/p/printstik-huse/8201642/</text:a> 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ZHR-5P</text:p>
          </table:table-cell>
          <table:table-cell table:style-name="ce6"/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X</text:p>
          </table:table-cell>
          <table:table-cell table:style-name="ce12" office:value-type="string" calcext:value-type="string">
            <text:p><text:a xlink:href="http://dk.rs-online.com/web/p/printstik-huse/8201658/" xlink:type="simple">http://dk.rs-online.com/web/p/printstik-huse/8201658/</text:a>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ZHR-6P</text:p>
          </table:table-cell>
          <table:table-cell table:style-name="ce4"/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X</text:p>
          </table:table-cell>
          <table:table-cell table:style-name="ce4" office:value-type="string" calcext:value-type="string">
            <text:p><text:a xlink:href="http://dk.rs-online.com/web/p/printstik-huse/8201652/" xlink:type="simple">http://dk.rs-online.com/web/p/printstik-huse/8201652/</text:a> 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ZHR-12P</text:p>
          </table:table-cell>
          <table:table-cell table:style-name="ce4"/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X</text:p>
          </table:table-cell>
          <table:table-cell table:style-name="ce4" office:value-type="string" calcext:value-type="string">
            <text:p><text:a xlink:href="http://dk.rs-online.com/web/p/printstik-huse/7620862/" xlink:type="simple">http://dk.rs-online.com/web/p/printstik-huse/7620862/</text:a> 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ZH-Crimp pin</text:p>
          </table:table-cell>
          <table:table-cell table:style-name="ce4"/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X</text:p>
          </table:table-cell>
          <table:table-cell table:style-name="ce4" office:value-type="string" calcext:value-type="string">
            <text:p><text:a xlink:href="http://dk.rs-online.com/web/p/printstik-kontakter/7620759/" xlink:type="simple">http://dk.rs-online.com/web/p/printstik-kontakter/7620759/</text:a> 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5" table:number-rows-spanned="1">
            <text:p>FROM DIGIKEY</text:p>
          </table:table-cell>
          <table:covered-table-cell table:style-name="ce4"/>
          <table:covered-table-cell table:number-columns-repeated="2" table:style-name="ce7"/>
          <table:covered-table-cell table:style-name="ce4"/>
          <table:table-cell table:number-columns-repeated="1019"/>
        </table:table-row>
        <table:table-row table:style-name="ro1"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Usage</text:p>
          </table:table-cell>
          <table:table-cell table:style-name="ce8" office:value-type="string" calcext:value-type="string">
            <text:p>Quantity</text:p>
          </table:table-cell>
          <table:table-cell table:style-name="ce8"/>
          <table:table-cell table:style-name="ce2" office:value-type="string" calcext:value-type="string">
            <text:p>Link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DCDC converter</text:p>
          </table:table-cell>
          <table:table-cell table:style-name="ce3" office:value-type="string" calcext:value-type="string">
            <text:p>12V rail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3" office:value-type="string" calcext:value-type="string">
            <text:p><text:a xlink:href="https://www.digikey.dk/product-detail/en/texas-instruments/PTN78020HAH/296-20512-ND/764137" xlink:type="simple">https://www.digikey.dk/product-detail/en/texas-instruments/PTN78020HAH/296-20512-ND/764137</text:a> 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Driver – HIP4081AIBZ</text:p>
          </table:table-cell>
          <table:table-cell table:style-name="ce3" office:value-type="string" calcext:value-type="string">
            <text:p>motor driver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13" office:value-type="string" calcext:value-type="string">
            <text:p><text:a xlink:href="https://www.digikey.dk/product-detail/en/intersil/HIP4081AIBZ/HIP4081AIBZ-ND/821444" xlink:type="simple">https://www.digikey.dk/product-detail/en/intersil/HIP4081AIBZ/HIP4081AIBZ-ND/821444</text:a> 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ZH-10P-T</text:p>
          </table:table-cell>
          <table:table-cell table:style-name="ce4"/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13" office:value-type="string" calcext:value-type="string">
            <text:p><text:a xlink:href="https://www.digikey.com/product-detail/en/jst-sales-america-inc/B10B-ZR-SM4-TF-LF-SN/455-1689-1-ND/926816" xlink:type="simple">https://www.digikey.com/product-detail/en/jst-sales-america-inc/B10B-ZR-SM4-TF-LF-SN/455-1689-1-ND/926816</text:a> 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ZHR-8P</text:p>
          </table:table-cell>
          <table:table-cell table:style-name="ce4"/>
          <table:table-cell table:style-name="ce7" office:value-type="float" office:value="10" calcext:value-type="float">
            <text:p>10</text:p>
          </table:table-cell>
          <table:table-cell table:style-name="ce7"/>
          <table:table-cell table:style-name="ce13" office:value-type="string" calcext:value-type="string">
            <text:p><text:a xlink:href="https://www.digikey.dk/products/en?keywords=zhr-8" xlink:type="simple">https://www.digikey.dk/products/en?keywords=zhr-8</text:a> 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ZHR-10P</text:p>
          </table:table-cell>
          <table:table-cell table:style-name="ce4"/>
          <table:table-cell table:style-name="ce7" office:value-type="float" office:value="10" calcext:value-type="float">
            <text:p>10</text:p>
          </table:table-cell>
          <table:table-cell table:style-name="ce7"/>
          <table:table-cell table:style-name="ce13" office:value-type="string" calcext:value-type="string">
            <text:p><text:a xlink:href="https://www.digikey.dk/products/en?keywords=zhr-10" xlink:type="simple">https://www.digikey.dk/products/en?keywords=zhr-10</text:a> </text:p>
          </table:table-cell>
          <table:table-cell table:number-columns-repeated="101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" svg:font-family="Cabin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pt" fo:margin-bottom="0pt" fo:margin-left="0pt" fo:margin-right="0pt" style:print-page-order="ltr" style:first-page-number="1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1">00/00/0000</text:date>, <text:time style:data-style-name="N2" text:time-value="16:13:19.8552788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7-06-23T09:36:34Z</meta:creation-date>
    <dc:date>2017-10-11T16:20:54.264626924</dc:date>
    <meta:editing-cycles>30</meta:editing-cycles>
    <meta:editing-duration>PT5H39M22S</meta:editing-duration>
    <meta:document-statistic meta:table-count="1" meta:cell-count="128" meta:object-count="0"/>
  </office:meta>
</office:document-meta>
</file>